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Lentelė1" style:family="table">
      <style:table-properties style:width="17.547cm" fo:margin-left="-0.289cm" table:align="left"/>
    </style:style>
    <style:style style:name="Lentelė1.A" style:family="table-column">
      <style:table-column-properties style:column-width="1.464cm"/>
    </style:style>
    <style:style style:name="Lentelė1.B" style:family="table-column">
      <style:table-column-properties style:column-width="1.274cm"/>
    </style:style>
    <style:style style:name="Lentelė1.C" style:family="table-column">
      <style:table-column-properties style:column-width="0.064cm"/>
    </style:style>
    <style:style style:name="Lentelė1.D" style:family="table-column">
      <style:table-column-properties style:column-width="1.21cm"/>
    </style:style>
    <style:style style:name="Lentelė1.E" style:family="table-column">
      <style:table-column-properties style:column-width="2.547cm"/>
    </style:style>
    <style:style style:name="Lentelė1.F" style:family="table-column">
      <style:table-column-properties style:column-width="1.591cm"/>
    </style:style>
    <style:style style:name="Lentelė1.G" style:family="table-column">
      <style:table-column-properties style:column-width="2.228cm"/>
    </style:style>
    <style:style style:name="Lentelė1.H" style:family="table-column">
      <style:table-column-properties style:column-width="0.318cm"/>
    </style:style>
    <style:style style:name="Lentelė1.I" style:family="table-column">
      <style:table-column-properties style:column-width="2.291cm"/>
    </style:style>
    <style:style style:name="Lentelė1.J" style:family="table-column">
      <style:table-column-properties style:column-width="2.801cm"/>
    </style:style>
    <style:style style:name="Lentelė1.K" style:family="table-column">
      <style:table-column-properties style:column-width="0.637cm"/>
    </style:style>
    <style:style style:name="Lentelė1.L" style:family="table-column">
      <style:table-column-properties style:column-width="0.954cm"/>
    </style:style>
    <style:style style:name="Lentelė1.M" style:family="table-column">
      <style:table-column-properties style:column-width="0.079cm"/>
    </style:style>
    <style:style style:name="Lentelė1.N" style:family="table-column">
      <style:table-column-properties style:column-width="0.09cm"/>
    </style:style>
    <style:style style:name="Lentelė1.A1" style:family="table-cell">
      <style:table-cell-properties fo:padding="0cm" fo:border="none" style:writing-mode="lr-tb"/>
    </style:style>
    <style:style style:name="Lentelė1.D2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Lentelė1.A4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Lentelė1.L4" style:family="table-cell">
      <style:table-cell-properties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language="lt" fo:country="LT"/>
    </style:style>
    <style:style style:name="P2" style:family="paragraph" style:parent-style-name="Standard">
      <style:paragraph-properties style:snap-to-layout-grid="false"/>
      <style:text-properties fo:language="lt" fo:country="LT"/>
    </style:style>
    <style:style style:name="P3" style:family="paragraph" style:parent-style-name="Standard">
      <style:paragraph-properties fo:text-align="center" style:justify-single-word="false"/>
      <style:text-properties fo:language="lt" fo:country="LT"/>
    </style:style>
    <style:style style:name="P4" style:family="paragraph" style:parent-style-name="Standard">
      <style:paragraph-properties style:snap-to-layout-grid="false"/>
      <style:text-properties fo:font-size="8pt" fo:language="lt" fo:country="LT" style:font-size-asian="8pt"/>
    </style:style>
    <style:style style:name="P5" style:family="paragraph" style:parent-style-name="Standard">
      <style:paragraph-properties style:snap-to-layout-grid="false"/>
      <style:text-properties fo:font-size="11pt" fo:language="lt" fo:country="LT" style:font-size-asian="11pt" style:font-size-complex="11pt"/>
    </style:style>
    <style:style style:name="P6" style:family="paragraph" style:parent-style-name="Standard">
      <style:paragraph-properties fo:margin-left="-0.101cm" fo:margin-right="-0.101cm" fo:text-align="center" style:justify-single-word="false" fo:text-indent="0cm" style:auto-text-indent="false">
        <style:tab-stops/>
      </style:paragraph-properties>
      <style:text-properties fo:language="lt" fo:country="LT"/>
    </style:style>
    <style:style style:name="P7" style:family="paragraph" style:parent-style-name="Illustration">
      <style:paragraph-properties fo:keep-with-next="auto"/>
      <style:text-properties style:font-size-complex="12pt"/>
    </style:style>
    <style:style style:name="P8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fo:language="lt" fo:country="LT"/>
    </style:style>
    <style:style style:name="P9" style:family="paragraph" style:parent-style-name="Standard">
      <style:paragraph-properties style:snap-to-layout-grid="false"/>
      <style:text-properties fo:language="lt" fo:country="LT" officeooo:rsid="000e7f09" officeooo:paragraph-rsid="000e7f09"/>
    </style:style>
    <style:style style:name="P10" style:family="paragraph" style:parent-style-name="Heading_20_7" style:master-page-name="MP0">
      <style:paragraph-properties fo:text-align="center" style:justify-single-word="false" style:page-number="auto"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7">Laiko fiksavimo forma</text:h>
      <text:p text:style-name="P1"/>
      <table:table table:name="Lentelė1" table:style-name="Lentelė1">
        <table:table-column table:style-name="Lentelė1.A"/>
        <table:table-column table:style-name="Lentelė1.B"/>
        <table:table-column table:style-name="Lentelė1.C"/>
        <table:table-column table:style-name="Lentelė1.D"/>
        <table:table-column table:style-name="Lentelė1.E"/>
        <table:table-column table:style-name="Lentelė1.F"/>
        <table:table-column table:style-name="Lentelė1.G"/>
        <table:table-column table:style-name="Lentelė1.H"/>
        <table:table-column table:style-name="Lentelė1.I"/>
        <table:table-column table:style-name="Lentelė1.J"/>
        <table:table-column table:style-name="Lentelė1.K"/>
        <table:table-column table:style-name="Lentelė1.L"/>
        <table:table-column table:style-name="Lentelė1.M"/>
        <table:table-column table:style-name="Lentelė1.N"/>
        <table:table-row>
          <table:table-cell table:style-name="Lentelė1.A1" table:number-columns-spanned="3" office:value-type="string">
            <text:p text:style-name="P1">Grupė</text:p>
          </table:table-cell>
          <table:covered-table-cell/>
          <table:covered-table-cell/>
          <table:table-cell table:style-name="Lentelė1.A1" table:number-columns-spanned="5" office:value-type="string">
            <text:p text:style-name="P2">2</text:p>
          </table:table-cell>
          <table:covered-table-cell/>
          <table:covered-table-cell/>
          <table:covered-table-cell/>
          <table:covered-table-cell/>
          <table:table-cell table:style-name="Lentelė1.A1" office:value-type="string">
            <text:p text:style-name="P1">Data</text:p>
          </table:table-cell>
          <table:table-cell table:style-name="Lentelė1.A1" table:number-columns-spanned="3" office:value-type="string">
            <text:p text:style-name="P2">2018-02-14</text:p>
          </table:table-cell>
          <table:covered-table-cell/>
          <table:covered-table-cell/>
          <table:table-cell table:style-name="Lentelė1.A1" office:value-type="string">
            <text:p text:style-name="P2"/>
          </table:table-cell>
          <table:table-cell table:style-name="Lentelė1.A1" office:value-type="string">
            <text:p text:style-name="P2"/>
          </table:table-cell>
        </table:table-row>
        <table:table-row>
          <table:table-cell table:style-name="Lentelė1.A1" table:number-columns-spanned="3" office:value-type="string">
            <text:p text:style-name="P1">Studentas</text:p>
          </table:table-cell>
          <table:covered-table-cell/>
          <table:covered-table-cell/>
          <table:table-cell table:style-name="Lentelė1.D2" table:number-columns-spanned="9" office:value-type="string">
            <text:p text:style-name="P2">Vilius Minkevičiu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Lentelė1.A1" office:value-type="string">
            <text:p text:style-name="P4"/>
          </table:table-cell>
          <table:table-cell table:style-name="Lentelė1.A1" office:value-type="string">
            <text:p text:style-name="P4"/>
          </table:table-cell>
        </table:table-row>
        <table:table-row>
          <table:table-cell table:style-name="Lentelė1.A1" table:number-columns-spanned="12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Lentelė1.A1" office:value-type="string">
            <text:p text:style-name="P4"/>
          </table:table-cell>
          <table:table-cell table:style-name="Lentelė1.A1" office:value-type="string">
            <text:p text:style-name="P4"/>
          </table:table-cell>
        </table:table-row>
        <table:table-row>
          <table:table-cell table:style-name="Lentelė1.A4" office:value-type="string">
            <text:p text:style-name="P3">Data</text:p>
          </table:table-cell>
          <table:table-cell table:style-name="Lentelė1.A4" office:value-type="string">
            <text:p text:style-name="P3">Nuo</text:p>
          </table:table-cell>
          <table:table-cell table:style-name="Lentelė1.A4" table:number-columns-spanned="2" office:value-type="string">
            <text:p text:style-name="P3">Iki</text:p>
          </table:table-cell>
          <table:covered-table-cell/>
          <table:table-cell table:style-name="Lentelė1.A4" office:value-type="string">
            <text:p text:style-name="P6">Trukdžiai</text:p>
          </table:table-cell>
          <table:table-cell table:style-name="Lentelė1.A4" office:value-type="string">
            <text:p text:style-name="P6">Laikas</text:p>
          </table:table-cell>
          <table:table-cell table:style-name="Lentelė1.A4" office:value-type="string">
            <text:p text:style-name="P7">Veikla</text:p>
          </table:table-cell>
          <table:table-cell table:style-name="Lentelė1.A4" table:number-columns-spanned="3" office:value-type="string">
            <text:p text:style-name="P3">Komentarai</text:p>
          </table:table-cell>
          <table:covered-table-cell/>
          <table:covered-table-cell/>
          <table:table-cell table:style-name="Lentelė1.A4" office:value-type="string">
            <text:p text:style-name="P8">B.</text:p>
          </table:table-cell>
          <table:table-cell table:style-name="Lentelė1.L4" table:number-columns-spanned="3" office:value-type="string">
            <text:p text:style-name="P6">Vnt.</text:p>
          </table:table-cell>
          <table:covered-table-cell/>
          <table:covered-table-cell/>
        </table:table-row>
        <table:table-row>
          <table:table-cell table:style-name="Lentelė1.A4" office:value-type="string">
            <text:p text:style-name="P5">04-11</text:p>
          </table:table-cell>
          <table:table-cell table:style-name="Lentelė1.A4" office:value-type="string">
            <text:p text:style-name="P5">9:00</text:p>
          </table:table-cell>
          <table:table-cell table:style-name="Lentelė1.A4" table:number-columns-spanned="2" office:value-type="string">
            <text:p text:style-name="P5">13:00</text:p>
          </table:table-cell>
          <table:covered-table-cell/>
          <table:table-cell table:style-name="Lentelė1.A4" office:value-type="string">
            <text:p text:style-name="P5">15 min minitestą aiškinausi.</text:p>
          </table:table-cell>
          <table:table-cell table:style-name="Lentelė1.A4" office:value-type="string">
            <text:p text:style-name="P2">45 min</text:p>
          </table:table-cell>
          <table:table-cell table:style-name="Lentelė1.A4" office:value-type="string">
            <text:p text:style-name="P5">Planavimas</text:p>
          </table:table-cell>
          <table:table-cell table:style-name="Lentelė1.A4" table:number-columns-spanned="3" office:value-type="string">
            <text:p text:style-name="P2">Nusprendžiau pamiegot, kokių kintamųjų reikės, kaip naudosiu eilę, big int.</text:p>
          </table:table-cell>
          <table:covered-table-cell/>
          <table:covered-table-cell/>
          <table:table-cell table:style-name="Lentelė1.A4" office:value-type="string">
            <text:p text:style-name="P2"/>
          </table:table-cell>
          <table:table-cell table:style-name="Lentelė1.L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Lentelė1.A4" office:value-type="string">
            <text:p text:style-name="P5">04-17</text:p>
          </table:table-cell>
          <table:table-cell table:style-name="Lentelė1.A4" office:value-type="string">
            <text:p text:style-name="P5">21:40</text:p>
          </table:table-cell>
          <table:table-cell table:style-name="Lentelė1.A4" table:number-columns-spanned="2" office:value-type="string">
            <text:p text:style-name="P5"/>
          </table:table-cell>
          <table:covered-table-cell/>
          <table:table-cell table:style-name="Lentelė1.A4" office:value-type="string">
            <text:p text:style-name="P2">12 min kebabai</text:p>
          </table:table-cell>
          <table:table-cell table:style-name="Lentelė1.A4" office:value-type="string">
            <text:p text:style-name="P2">48 min</text:p>
          </table:table-cell>
          <table:table-cell table:style-name="Lentelė1.A4" office:value-type="string">
            <text:p text:style-name="P5">Projektavimas</text:p>
          </table:table-cell>
          <table:table-cell table:style-name="Lentelė1.A4" table:number-columns-spanned="3" office:value-type="string">
            <text:p text:style-name="P2">Užrašiau visas reikalingas funkcijas su jų parametrais.</text:p>
          </table:table-cell>
          <table:covered-table-cell/>
          <table:covered-table-cell/>
          <table:table-cell table:style-name="Lentelė1.A4" office:value-type="string">
            <text:p text:style-name="P2"/>
          </table:table-cell>
          <table:table-cell table:style-name="Lentelė1.L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Lentelė1.A4" office:value-type="string">
            <text:p text:style-name="P5"/>
          </table:table-cell>
          <table:table-cell table:style-name="Lentelė1.A4" office:value-type="string">
            <text:p text:style-name="P5"/>
          </table:table-cell>
          <table:table-cell table:style-name="Lentelė1.A4" table:number-columns-spanned="2" office:value-type="string">
            <text:p text:style-name="P5">22:40</text:p>
          </table:table-cell>
          <table:covered-table-cell/>
          <table:table-cell table:style-name="Lentelė1.A4" office:value-type="string">
            <text:p text:style-name="P2"/>
          </table:table-cell>
          <table:table-cell table:style-name="Lentelė1.A4" office:value-type="string">
            <text:p text:style-name="P2"/>
          </table:table-cell>
          <table:table-cell table:style-name="Lentelė1.A4" office:value-type="string">
            <text:p text:style-name="P5">Dydžio vertinimas</text:p>
          </table:table-cell>
          <table:table-cell table:style-name="Lentelė1.A4" table:number-columns-spanned="3" office:value-type="string">
            <text:p text:style-name="P2">Įvertinau tuo metu ir seniau sukurtų kebabu dydį.</text:p>
          </table:table-cell>
          <table:covered-table-cell/>
          <table:covered-table-cell/>
          <table:table-cell table:style-name="Lentelė1.A4" office:value-type="string">
            <text:p text:style-name="P2"/>
          </table:table-cell>
          <table:table-cell table:style-name="Lentelė1.L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Lentelė1.A4" office:value-type="string">
            <text:p text:style-name="P5">04-23</text:p>
          </table:table-cell>
          <table:table-cell table:style-name="Lentelė1.A4" office:value-type="string">
            <text:p text:style-name="P5">16:20</text:p>
          </table:table-cell>
          <table:table-cell table:style-name="Lentelė1.A4" table:number-columns-spanned="2" office:value-type="string">
            <text:p text:style-name="P5">17:20</text:p>
          </table:table-cell>
          <table:covered-table-cell/>
          <table:table-cell table:style-name="Lentelė1.A4" office:value-type="string">
            <text:p text:style-name="P2">20 min sprendžiau kontrolinį</text:p>
          </table:table-cell>
          <table:table-cell table:style-name="Lentelė1.A4" office:value-type="string">
            <text:p text:style-name="P2">40 min</text:p>
          </table:table-cell>
          <table:table-cell table:style-name="Lentelė1.A4" office:value-type="string">
            <text:p text:style-name="P5">Kodavimas</text:p>
          </table:table-cell>
          <table:table-cell table:style-name="Lentelė1.A4" table:number-columns-spanned="3" office:value-type="string">
            <text:p text:style-name="P2">Sukūriau makefile, pritaikiau didelį sveiką skaičių tikimybę skaičiuoti.</text:p>
          </table:table-cell>
          <table:covered-table-cell/>
          <table:covered-table-cell/>
          <table:table-cell table:style-name="Lentelė1.A4" office:value-type="string">
            <text:p text:style-name="P2"/>
          </table:table-cell>
          <table:table-cell table:style-name="Lentelė1.L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Lentelė1.A4" office:value-type="string">
            <text:p text:style-name="P5">04-24</text:p>
          </table:table-cell>
          <table:table-cell table:style-name="Lentelė1.A4" office:value-type="string">
            <text:p text:style-name="P5">09:35</text:p>
          </table:table-cell>
          <table:table-cell table:style-name="Lentelė1.A4" table:number-columns-spanned="2" office:value-type="string">
            <text:p text:style-name="P5">10:05</text:p>
          </table:table-cell>
          <table:covered-table-cell/>
          <table:table-cell table:style-name="Lentelė1.A4" office:value-type="string">
            <text:p text:style-name="P2">3 min pildžiau LFF</text:p>
          </table:table-cell>
          <table:table-cell table:style-name="Lentelė1.A4" office:value-type="string">
            <text:p text:style-name="P2">27 min</text:p>
          </table:table-cell>
          <table:table-cell table:style-name="Lentelė1.A4" office:value-type="string">
            <text:p text:style-name="P5">Kodavimas</text:p>
          </table:table-cell>
          <table:table-cell table:style-name="Lentelė1.A4" table:number-columns-spanned="3" office:value-type="string">
            <text:p text:style-name="P2">Padariau, kad su dideliu sveiku skaičiumi dirbanti funkcija grąžintų int vertę.</text:p>
          </table:table-cell>
          <table:covered-table-cell/>
          <table:covered-table-cell/>
          <table:table-cell table:style-name="Lentelė1.A4" office:value-type="string">
            <text:p text:style-name="P2"/>
          </table:table-cell>
          <table:table-cell table:style-name="Lentelė1.L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Lentelė1.A4" office:value-type="string">
            <text:p text:style-name="P5"/>
          </table:table-cell>
          <table:table-cell table:style-name="Lentelė1.A4" office:value-type="string">
            <text:p text:style-name="P5">20:00</text:p>
          </table:table-cell>
          <table:table-cell table:style-name="Lentelė1.A4" table:number-columns-spanned="2" office:value-type="string">
            <text:p text:style-name="P5">20:45</text:p>
          </table:table-cell>
          <table:covered-table-cell/>
          <table:table-cell table:style-name="Lentelė1.A4" office:value-type="string">
            <text:p text:style-name="P2">5 min wc</text:p>
          </table:table-cell>
          <table:table-cell table:style-name="Lentelė1.A4" office:value-type="string">
            <text:p text:style-name="P2">40 min</text:p>
          </table:table-cell>
          <table:table-cell table:style-name="Lentelė1.A4" office:value-type="string">
            <text:p text:style-name="P5">Kodavimas</text:p>
          </table:table-cell>
          <table:table-cell table:style-name="Lentelė1.A4" table:number-columns-spanned="3" office:value-type="string">
            <text:p text:style-name="P2">File input ir generavimas dokumento su atsitiktiniais klientu kiekiais visam darbo laikui.</text:p>
          </table:table-cell>
          <table:covered-table-cell/>
          <table:covered-table-cell/>
          <table:table-cell table:style-name="Lentelė1.A4" office:value-type="string">
            <text:p text:style-name="P2"/>
          </table:table-cell>
          <table:table-cell table:style-name="Lentelė1.L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Lentelė1.A4" office:value-type="string">
            <text:p text:style-name="P5"/>
          </table:table-cell>
          <table:table-cell table:style-name="Lentelė1.A4" office:value-type="string">
            <text:p text:style-name="P5">20:50</text:p>
          </table:table-cell>
          <table:table-cell table:style-name="Lentelė1.A4" table:number-columns-spanned="2" office:value-type="string">
            <text:p text:style-name="P5"/>
          </table:table-cell>
          <table:covered-table-cell/>
          <table:table-cell table:style-name="Lentelė1.A4" office:value-type="string">
            <text:p text:style-name="P5"/>
          </table:table-cell>
          <table:table-cell table:style-name="Lentelė1.A4" office:value-type="string">
            <text:p text:style-name="P5">1 min</text:p>
          </table:table-cell>
          <table:table-cell table:style-name="Lentelė1.A4" office:value-type="string">
            <text:p text:style-name="P5">Kompiliavimas</text:p>
          </table:table-cell>
          <table:table-cell table:style-name="Lentelė1.A4" table:number-columns-spanned="3" office:value-type="string">
            <text:p text:style-name="P5"/>
          </table:table-cell>
          <table:covered-table-cell/>
          <table:covered-table-cell/>
          <table:table-cell table:style-name="Lentelė1.A4" office:value-type="string">
            <text:p text:style-name="P5"/>
          </table:table-cell>
          <table:table-cell table:style-name="Lentelė1.L4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Lentelė1.A4" office:value-type="string">
            <text:p text:style-name="P5"/>
          </table:table-cell>
          <table:table-cell table:style-name="Lentelė1.A4" office:value-type="string">
            <text:p text:style-name="P5"/>
          </table:table-cell>
          <table:table-cell table:style-name="Lentelė1.A4" table:number-columns-spanned="2" office:value-type="string">
            <text:p text:style-name="P5">20:58</text:p>
          </table:table-cell>
          <table:covered-table-cell/>
          <table:table-cell table:style-name="Lentelė1.A4" office:value-type="string">
            <text:p text:style-name="P5"/>
          </table:table-cell>
          <table:table-cell table:style-name="Lentelė1.A4" office:value-type="string">
            <text:p text:style-name="P5">7 min</text:p>
          </table:table-cell>
          <table:table-cell table:style-name="Lentelė1.A4" office:value-type="string">
            <text:p text:style-name="P5">Testavimas</text:p>
          </table:table-cell>
          <table:table-cell table:style-name="Lentelė1.A4" table:number-columns-spanned="3" office:value-type="string">
            <text:p text:style-name="P5">Ar teisingai dokumentas kuriamas. Tvarkingai viskas.</text:p>
          </table:table-cell>
          <table:covered-table-cell/>
          <table:covered-table-cell/>
          <table:table-cell table:style-name="Lentelė1.A4" office:value-type="string">
            <text:p text:style-name="P5"/>
          </table:table-cell>
          <table:table-cell table:style-name="Lentelė1.L4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Lentelė1.A4" office:value-type="string">
            <text:p text:style-name="P5"/>
          </table:table-cell>
          <table:table-cell table:style-name="Lentelė1.A4" office:value-type="string">
            <text:p text:style-name="P5">21:00</text:p>
          </table:table-cell>
          <table:table-cell table:style-name="Lentelė1.A4" table:number-columns-spanned="2" office:value-type="string">
            <text:p text:style-name="P5">21:45</text:p>
          </table:table-cell>
          <table:covered-table-cell/>
          <table:table-cell table:style-name="Lentelė1.A4" office:value-type="string">
            <text:p text:style-name="P5">10 min strigo mif rdp ryšys 5 min poilsis</text:p>
          </table:table-cell>
          <table:table-cell table:style-name="Lentelė1.A4" office:value-type="string">
            <text:p text:style-name="P5">30 min</text:p>
          </table:table-cell>
          <table:table-cell table:style-name="Lentelė1.A4" office:value-type="string">
            <text:p text:style-name="P5">Kodavimas</text:p>
          </table:table-cell>
          <table:table-cell table:style-name="Lentelė1.A4" table:number-columns-spanned="3" office:value-type="string">
            <text:p text:style-name="P5">Sukūriau simuliavimo ir klientų aptarnavimo funkcijas.</text:p>
          </table:table-cell>
          <table:covered-table-cell/>
          <table:covered-table-cell/>
          <table:table-cell table:style-name="Lentelė1.A4" office:value-type="string">
            <text:p text:style-name="P5"/>
          </table:table-cell>
          <table:table-cell table:style-name="Lentelė1.L4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Lentelė1.A4" office:value-type="string">
            <text:p text:style-name="P5"/>
          </table:table-cell>
          <table:table-cell table:style-name="Lentelė1.A4" office:value-type="string">
            <text:p text:style-name="P5">22:00</text:p>
          </table:table-cell>
          <table:table-cell table:style-name="Lentelė1.A4" table:number-columns-spanned="2" office:value-type="string">
            <text:p text:style-name="P5">22:55</text:p>
          </table:table-cell>
          <table:covered-table-cell/>
          <table:table-cell table:style-name="Lentelė1.A4" office:value-type="string">
            <text:p text:style-name="P5">10 min kode pasimeciau</text:p>
          </table:table-cell>
          <table:table-cell table:style-name="Lentelė1.A4" office:value-type="string">
            <text:p text:style-name="P5">45 min</text:p>
          </table:table-cell>
          <table:table-cell table:style-name="Lentelė1.A4" office:value-type="string">
            <text:p text:style-name="P5">Kodavimas</text:p>
          </table:table-cell>
          <table:table-cell table:style-name="Lentelė1.A4" table:number-columns-spanned="3" office:value-type="string">
            <text:p text:style-name="P5">Sukūriau statistikos funkcijas ir pritaikiau simuliaciją main().</text:p>
          </table:table-cell>
          <table:covered-table-cell/>
          <table:covered-table-cell/>
          <table:table-cell table:style-name="Lentelė1.A4" office:value-type="string">
            <text:p text:style-name="P5"/>
          </table:table-cell>
          <table:table-cell table:style-name="Lentelė1.L4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Lentelė1.A4" office:value-type="string">
            <text:p text:style-name="P5"/>
          </table:table-cell>
          <table:table-cell table:style-name="Lentelė1.A4" office:value-type="string">
            <text:p text:style-name="P5">23:45</text:p>
          </table:table-cell>
          <table:table-cell table:style-name="Lentelė1.A4" table:number-columns-spanned="2" office:value-type="string">
            <text:p text:style-name="P5">00:14</text:p>
          </table:table-cell>
          <table:covered-table-cell/>
          <table:table-cell table:style-name="Lentelė1.A4" office:value-type="string">
            <text:p text:style-name="P5"/>
          </table:table-cell>
          <table:table-cell table:style-name="Lentelė1.A4" office:value-type="string">
            <text:p text:style-name="P5">29 min</text:p>
          </table:table-cell>
          <table:table-cell table:style-name="Lentelė1.A4" office:value-type="string">
            <text:p text:style-name="P5">Kodo peržiūra</text:p>
          </table:table-cell>
          <table:table-cell table:style-name="Lentelė1.A4" table:number-columns-spanned="3" office:value-type="string">
            <text:p text:style-name="P5">Radau 8 taisytinas vietas.</text:p>
          </table:table-cell>
          <table:covered-table-cell/>
          <table:covered-table-cell/>
          <table:table-cell table:style-name="Lentelė1.A4" office:value-type="string">
            <text:p text:style-name="P5"/>
          </table:table-cell>
          <table:table-cell table:style-name="Lentelė1.L4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Lentelė1.A4" office:value-type="string">
            <text:p text:style-name="P5">04-25</text:p>
          </table:table-cell>
          <table:table-cell table:style-name="Lentelė1.A4" office:value-type="string">
            <text:p text:style-name="P5">00:20</text:p>
          </table:table-cell>
          <table:table-cell table:style-name="Lentelė1.A4" table:number-columns-spanned="2" office:value-type="string">
            <text:p text:style-name="P5">00:21</text:p>
          </table:table-cell>
          <table:covered-table-cell/>
          <table:table-cell table:style-name="Lentelė1.A4" office:value-type="string">
            <text:p text:style-name="P5"/>
          </table:table-cell>
          <table:table-cell table:style-name="Lentelė1.A4" office:value-type="string">
            <text:p text:style-name="P5">1 min</text:p>
          </table:table-cell>
          <table:table-cell table:style-name="Lentelė1.A4" office:value-type="string">
            <text:p text:style-name="P5">Kompiliavi</text:p>
          </table:table-cell>
          <table:table-cell table:style-name="Lentelė1.A4" table:number-columns-spanned="3" office:value-type="string">
            <text:p text:style-name="P5">mas</text:p>
          </table:table-cell>
          <table:covered-table-cell/>
          <table:covered-table-cell/>
          <table:table-cell table:style-name="Lentelė1.A4" office:value-type="string">
            <text:p text:style-name="P5"/>
          </table:table-cell>
          <table:table-cell table:style-name="Lentelė1.L4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Lentelė1.A4" office:value-type="string">
            <text:p text:style-name="P5"/>
          </table:table-cell>
          <table:table-cell table:style-name="Lentelė1.A4" office:value-type="string">
            <text:p text:style-name="P5">00:21</text:p>
          </table:table-cell>
          <table:table-cell table:style-name="Lentelė1.A4" table:number-columns-spanned="2" office:value-type="string">
            <text:p text:style-name="P5">00:50</text:p>
          </table:table-cell>
          <table:covered-table-cell/>
          <table:table-cell table:style-name="Lentelė1.A4" office:value-type="string">
            <text:p text:style-name="P5"/>
          </table:table-cell>
          <table:table-cell table:style-name="Lentelė1.A4" office:value-type="string">
            <text:p text:style-name="P5">29 min</text:p>
          </table:table-cell>
          <table:table-cell table:style-name="Lentelė1.A4" office:value-type="string">
            <text:p text:style-name="P5">Testavimas</text:p>
          </table:table-cell>
          <table:table-cell table:style-name="Lentelė1.A4" table:number-columns-spanned="3" office:value-type="string">
            <text:p text:style-name="P5">Su skirtingais parametrais, skiriasi testų rezultatai. Vidutinis užimtumas blogai skaičiuojamas. Reikia dar pridėti žingsninį rėžimą.</text:p>
          </table:table-cell>
          <table:covered-table-cell/>
          <table:covered-table-cell/>
          <table:table-cell table:style-name="Lentelė1.A4" office:value-type="string">
            <text:p text:style-name="P2"/>
          </table:table-cell>
          <table:table-cell table:style-name="Lentelė1.L4" table:number-columns-spanned="3" office:value-type="string">
            <text:p text:style-name="P9">235</text:p>
          </table:table-cell>
          <table:covered-table-cell/>
          <table:covered-table-cell/>
        </table:table-row>
        <table:table-row>
          <table:table-cell table:style-name="Lentelė1.A4" office:value-type="string">
            <text:p text:style-name="P5"/>
          </table:table-cell>
          <table:table-cell table:style-name="Lentelė1.A4" office:value-type="string">
            <text:p text:style-name="P5"/>
          </table:table-cell>
          <table:table-cell table:style-name="Lentelė1.A4" table:number-columns-spanned="2" office:value-type="string">
            <text:p text:style-name="P5"/>
          </table:table-cell>
          <table:covered-table-cell/>
          <table:table-cell table:style-name="Lentelė1.A4" office:value-type="string">
            <text:p text:style-name="P5"/>
          </table:table-cell>
          <table:table-cell table:style-name="Lentelė1.A4" office:value-type="string">
            <text:p text:style-name="P5"/>
          </table:table-cell>
          <table:table-cell table:style-name="Lentelė1.A4" office:value-type="string">
            <text:p text:style-name="P5"/>
          </table:table-cell>
          <table:table-cell table:style-name="Lentelė1.A4" table:number-columns-spanned="3" office:value-type="string">
            <text:p text:style-name="P5"/>
          </table:table-cell>
          <table:covered-table-cell/>
          <table:covered-table-cell/>
          <table:table-cell table:style-name="Lentelė1.A4" office:value-type="string">
            <text:p text:style-name="P2"/>
          </table:table-cell>
          <table:table-cell table:style-name="Lentelė1.L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Lentelė1.A4" office:value-type="string">
            <text:p text:style-name="P5"/>
          </table:table-cell>
          <table:table-cell table:style-name="Lentelė1.A4" office:value-type="string">
            <text:p text:style-name="P5"/>
          </table:table-cell>
          <table:table-cell table:style-name="Lentelė1.A4" table:number-columns-spanned="2" office:value-type="string">
            <text:p text:style-name="P5"/>
          </table:table-cell>
          <table:covered-table-cell/>
          <table:table-cell table:style-name="Lentelė1.A4" office:value-type="string">
            <text:p text:style-name="P2"/>
          </table:table-cell>
          <table:table-cell table:style-name="Lentelė1.A4" office:value-type="string">
            <text:p text:style-name="P2"/>
          </table:table-cell>
          <table:table-cell table:style-name="Lentelė1.A4" office:value-type="string">
            <text:p text:style-name="P2"/>
          </table:table-cell>
          <table:table-cell table:style-name="Lentelė1.A4" table:number-columns-spanned="3" office:value-type="string">
            <text:p text:style-name="P2"/>
          </table:table-cell>
          <table:covered-table-cell/>
          <table:covered-table-cell/>
          <table:table-cell table:style-name="Lentelė1.A4" office:value-type="string">
            <text:p text:style-name="P2"/>
          </table:table-cell>
          <table:table-cell table:style-name="Lentelė1.L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Lentelė1.A4" office:value-type="string">
            <text:p text:style-name="P5"/>
          </table:table-cell>
          <table:table-cell table:style-name="Lentelė1.A4" office:value-type="string">
            <text:p text:style-name="P5"/>
          </table:table-cell>
          <table:table-cell table:style-name="Lentelė1.A4" table:number-columns-spanned="2" office:value-type="string">
            <text:p text:style-name="P5"/>
          </table:table-cell>
          <table:covered-table-cell/>
          <table:table-cell table:style-name="Lentelė1.A4" office:value-type="string">
            <text:p text:style-name="P2"/>
          </table:table-cell>
          <table:table-cell table:style-name="Lentelė1.A4" office:value-type="string">
            <text:p text:style-name="P2"/>
          </table:table-cell>
          <table:table-cell table:style-name="Lentelė1.A4" office:value-type="string">
            <text:p text:style-name="P5"/>
          </table:table-cell>
          <table:table-cell table:style-name="Lentelė1.A4" table:number-columns-spanned="3" office:value-type="string">
            <text:p text:style-name="P2"/>
          </table:table-cell>
          <table:covered-table-cell/>
          <table:covered-table-cell/>
          <table:table-cell table:style-name="Lentelė1.A4" office:value-type="string">
            <text:p text:style-name="P2"/>
          </table:table-cell>
          <table:table-cell table:style-name="Lentelė1.L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Lentelė1.A4" office:value-type="string">
            <text:p text:style-name="P5"/>
          </table:table-cell>
          <table:table-cell table:style-name="Lentelė1.A4" office:value-type="string">
            <text:p text:style-name="P5"/>
          </table:table-cell>
          <table:table-cell table:style-name="Lentelė1.A4" table:number-columns-spanned="2" office:value-type="string">
            <text:p text:style-name="P5"/>
          </table:table-cell>
          <table:covered-table-cell/>
          <table:table-cell table:style-name="Lentelė1.A4" office:value-type="string">
            <text:p text:style-name="P5"/>
          </table:table-cell>
          <table:table-cell table:style-name="Lentelė1.A4" office:value-type="string">
            <text:p text:style-name="P5"/>
          </table:table-cell>
          <table:table-cell table:style-name="Lentelė1.A4" office:value-type="string">
            <text:p text:style-name="P2"/>
          </table:table-cell>
          <table:table-cell table:style-name="Lentelė1.A4" table:number-columns-spanned="3" office:value-type="string">
            <text:p text:style-name="P2"/>
          </table:table-cell>
          <table:covered-table-cell/>
          <table:covered-table-cell/>
          <table:table-cell table:style-name="Lentelė1.A4" office:value-type="string">
            <text:p text:style-name="P2"/>
          </table:table-cell>
          <table:table-cell table:style-name="Lentelė1.L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Lentelė1.A4" office:value-type="string">
            <text:p text:style-name="P5"/>
          </table:table-cell>
          <table:table-cell table:style-name="Lentelė1.A4" office:value-type="string">
            <text:p text:style-name="P5"/>
          </table:table-cell>
          <table:table-cell table:style-name="Lentelė1.A4" table:number-columns-spanned="2" office:value-type="string">
            <text:p text:style-name="P5"/>
          </table:table-cell>
          <table:covered-table-cell/>
          <table:table-cell table:style-name="Lentelė1.A4" office:value-type="string">
            <text:p text:style-name="P5"/>
          </table:table-cell>
          <table:table-cell table:style-name="Lentelė1.A4" office:value-type="string">
            <text:p text:style-name="P5"/>
          </table:table-cell>
          <table:table-cell table:style-name="Lentelė1.A4" office:value-type="string">
            <text:p text:style-name="P2"/>
          </table:table-cell>
          <table:table-cell table:style-name="Lentelė1.A4" table:number-columns-spanned="3" office:value-type="string">
            <text:p text:style-name="P2"/>
          </table:table-cell>
          <table:covered-table-cell/>
          <table:covered-table-cell/>
          <table:table-cell table:style-name="Lentelė1.A4" office:value-type="string">
            <text:p text:style-name="P2"/>
          </table:table-cell>
          <table:table-cell table:style-name="Lentelė1.L4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language="en" fo:country="GB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wiss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Heading_20_2" style:display-name="Heading 2" style:family="paragraph" style:parent-style-name="Standard" style:next-style-name="Text" style:default-outline-level="2" style:class="text">
      <style:paragraph-properties fo:margin-top="0.423cm" fo:margin-bottom="0.106cm" loext:contextual-spacing="false" fo:text-align="center" style:justify-single-word="false" fo:hyphenation-ladder-count="no-limit" fo:keep-with-next="always"/>
      <style:text-properties style:font-name="Arial" fo:font-family="Arial" style:font-family-generic="swiss" style:font-pitch="variable" fo:font-size="14pt" fo:language="lt" fo:country="L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 fo:hyphenate="false"/>
    </style:style>
    <style:style style:name="Heading_20_3" style:display-name="Heading 3" style:family="paragraph" style:parent-style-name="Standard" style:next-style-name="Text" style:default-outline-level="3" style:class="text">
      <style:paragraph-properties fo:margin-top="0.423cm" fo:margin-bottom="0.106cm" loext:contextual-spacing="false" fo:text-align="center" style:justify-single-word="false" fo:hyphenation-ladder-count="no-limit" fo:keep-with-next="always"/>
      <style:text-properties style:font-name="Arial" fo:font-family="Arial" style:font-family-generic="swiss" style:font-pitch="variable" fo:font-size="13pt" fo:language="lt" fo:country="L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 fo:hyphenate="false"/>
    </style:style>
    <style:style style:name="Heading_20_4" style:display-name="Heading 4" style:family="paragraph" style:parent-style-name="Standard" style:next-style-name="Text" style:default-outline-level="4" style:class="text">
      <style:paragraph-properties fo:margin-top="0.423cm" fo:margin-bottom="0.106cm" loext:contextual-spacing="false" fo:text-align="center" style:justify-single-word="false" fo:hyphenation-ladder-count="no-limit" fo:keep-with-next="always"/>
      <style:text-properties fo:font-size="14pt" fo:language="lt" fo:country="L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cm" fo:margin-bottom="0.106cm" loext:contextual-spacing="false" fo:text-align="center" style:justify-single-word="false" fo:hyphenation-ladder-count="no-limit" fo:keep-with-next="always">
        <style:tab-stops>
          <style:tab-stop style:position="7.752cm"/>
        </style:tab-stops>
      </style:paragraph-properties>
      <style:text-properties fo:language="lt" fo:country="LT" fo:font-weight="bold" style:font-weight-asian="bold" style:font-size-complex="10pt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hyphenation-ladder-count="no-limit" fo:text-indent="0.501cm" style:auto-text-indent="false" fo:keep-with-next="always"/>
      <style:text-properties fo:language="lt" fo:country="LT" fo:font-style="italic" fo:font-weight="bold" style:font-style-asian="italic" style:font-weight-asian="bold" style:font-size-complex="10pt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end" style:justify-single-word="false" fo:hyphenation-ladder-count="no-limit" fo:keep-with-next="always"/>
      <style:text-properties fo:font-size="14pt" fo:language="lt" fo:country="LT" fo:font-weight="bold" style:font-size-asian="14pt" style:font-weight-asian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FreeSans" style:font-family-complex="FreeSans" style:font-family-generic-complex="swiss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wiss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false"/>
    </style:style>
    <style:style style:name="Text" style:family="paragraph" style:class="extra">
      <style:paragraph-properties fo:margin-left="0cm" fo:margin-right="0cm" fo:text-align="justify" style:justify-single-word="false" fo:orphans="2" fo:widows="2" fo:hyphenation-ladder-count="no-limit" fo:text-indent="1cm" style:auto-text-indent="false"/>
      <style:text-properties style:font-name="Times New Roman" fo:font-family="'Times New Roman'" style:font-family-generic="roman" style:font-pitch="variable" fo:language="lt" fo:country="L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Skyrius" style:family="paragraph" style:parent-style-name="Heading_20_1" style:next-style-name="Text" style:default-outline-level="1" style:list-style-name="">
      <style:paragraph-properties fo:margin-top="0cm" fo:margin-bottom="0.212cm" loext:contextual-spacing="false" fo:text-align="center" style:justify-single-word="false" fo:hyphenation-ladder-count="no-limit" fo:break-before="page"/>
      <style:text-properties fo:language="lt" fo:country="LT" fo:font-weight="normal" style:font-weight-asian="normal" fo:hyphenate="false"/>
    </style:style>
    <style:style style:name="IsvardNrSkl" style:family="paragraph" style:parent-style-name="Text" style:list-style-name="WW8Num2">
      <style:paragraph-properties fo:hyphenation-ladder-count="no-limit"/>
      <style:text-properties fo:hyphenate="false"/>
    </style:style>
    <style:style style:name="IsvardNrTsk" style:family="paragraph" style:parent-style-name="Text" style:list-style-name="WW8Num3">
      <style:paragraph-properties fo:hyphenation-ladder-count="no-limit"/>
      <style:text-properties fo:hyphenate="false"/>
    </style:style>
    <style:style style:name="TekstasCentr" style:family="paragraph" style:parent-style-name="Text" style:next-style-name="Text">
      <style:paragraph-properties fo:text-align="center" style:justify-single-word="false" fo:hyphenation-ladder-count="no-limit"/>
      <style:text-properties fo:hyphenate="false"/>
    </style:style>
    <style:style style:name="TekstasPriesIsv" style:family="paragraph" style:parent-style-name="Text" style:next-style-name="Text">
      <style:paragraph-properties fo:hyphenation-ladder-count="no-limit" fo:keep-with-next="always"/>
      <style:text-properties fo:hyphenate="false"/>
    </style:style>
    <style:style style:name="IsvardMinus" style:family="paragraph" style:parent-style-name="Standard" style:list-style-name="WW8Num4">
      <style:paragraph-properties fo:text-align="justify" style:justify-single-word="false" fo:hyphenation-ladder-count="no-limit"/>
      <style:text-properties fo:hyphenate="false"/>
    </style:style>
    <style:style style:name="Illustration" style:family="paragraph" style:parent-style-name="Text" style:next-style-name="Text" style:class="extra">
      <style:paragraph-properties fo:margin-left="0cm" fo:margin-right="0cm" fo:text-align="center" style:justify-single-word="false" fo:hyphenation-ladder-count="no-limit" fo:text-indent="0cm" style:auto-text-indent="false" fo:keep-with-next="always"/>
      <style:text-properties fo:hyphenate="false"/>
    </style:style>
    <style:style style:name="ProgTekstas" style:family="paragraph" style:parent-style-name="Standard">
      <style:paragraph-properties fo:margin-left="0cm" fo:margin-right="0cm" fo:text-align="justify" style:justify-single-word="false" fo:hyphenation-ladder-count="no-limit" fo:text-indent="0.501cm" style:auto-text-indent="fals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fo:hyphenate="false"/>
    </style:style>
    <style:style style:name="Contents_20_1" style:display-name="Contents 1" style:family="paragraph" style:parent-style-name="Standard" style:next-style-name="Standard" style:class="index">
      <style:paragraph-properties fo:margin-left="0.501cm" fo:margin-right="0cm" fo:margin-top="0cm" fo:margin-bottom="0.106cm" loext:contextual-spacing="false" fo:hyphenation-ladder-count="no-limit" fo:text-indent="-0.501cm" style:auto-text-indent="false">
        <style:tab-stops>
          <style:tab-stop style:position="0.501cm"/>
          <style:tab-stop style:position="16.503cm" style:type="right" style:leader-style="dotted" style:leader-text="."/>
        </style:tab-stops>
      </style:paragraph-properties>
      <style:text-properties fo:font-size="13pt" fo:language="en" fo:country="US" style:font-size-asian="13pt" style:font-size-complex="10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margin-top="0cm" fo:margin-bottom="0.106cm" loext:contextual-spacing="false" fo:hyphenation-ladder-count="no-limit" fo:text-indent="0cm" style:auto-text-indent="false">
        <style:tab-stops>
          <style:tab-stop style:position="16.575cm" style:type="right" style:leader-style="dotted" style:leader-text="."/>
        </style:tab-stops>
      </style:paragraph-properties>
      <style:text-properties fo:font-size="13pt" fo:language="en" fo:country="US" style:font-size-asian="13pt" style:font-size-complex="10pt"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margin-top="0cm" fo:margin-bottom="0.106cm" loext:contextual-spacing="false" fo:hyphenation-ladder-count="no-limit" fo:text-indent="0cm" style:auto-text-indent="false">
        <style:tab-stops>
          <style:tab-stop style:position="16.575cm" style:type="right" style:leader-style="dotted" style:leader-text="."/>
        </style:tab-stops>
      </style:paragraph-properties>
      <style:text-properties fo:font-size="13pt" fo:language="en" fo:country="US" style:font-size-asian="13pt" style:font-size-complex="10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>
      <style:text-properties style:font-name="Liberation Serif" fo:font-family="'Liberation Serif'" style:font-family-generic="roman" style:font-pitch="variable" style:font-name-asian="Liberation Serif" style:font-family-asian="'Liberation Serif'" style:font-family-generic-asian="roman" style:font-pitch-asian="variable" style:font-name-complex="Liberation Serif" style:font-family-complex="'Liberation Serif'" style:font-family-generic-complex="roman" style:font-pitch-complex="variable"/>
    </style:style>
    <style:style style:name="WW_5f_CharLFO4LVL1" style:display-name="WW_CharLFO4LVL1" style:family="text">
      <style:text-properties style:font-name="Liberation Serif" fo:font-family="'Liberation Serif'" style:font-family-generic="roman" style:font-pitch="variable" style:font-name-complex="Liberation Serif" style:font-family-complex="'Liberation Serif'" style:font-family-generic-complex="roman" style:font-pitch-complex="variabl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text:bullet-char="-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.0$Linux_X86_64 LibreOffice_project/00m0$Build-1</meta:generator>
    <dc:title>Laiko fiksavimo forma</dc:title>
    <meta:initial-creator>Saulius</meta:initial-creator>
    <meta:creation-date>2003-02-03T23:18:00Z</meta:creation-date>
    <dc:date>2018-04-25T10:15:43.791267581</dc:date>
    <meta:print-date>2003-02-03T22:26:00Z</meta:print-date>
    <meta:editing-cycles>27</meta:editing-cycles>
    <meta:editing-duration>PT7H8M12S</meta:editing-duration>
    <meta:document-statistic meta:table-count="1" meta:image-count="0" meta:object-count="0" meta:page-count="1" meta:paragraph-count="88" meta:word-count="212" meta:character-count="1373" meta:non-whitespace-character-count="1249"/>
    <meta:template xlink:type="simple" xlink:actuate="onRequest" xlink:title="" xlink:href="Normal"/>
  </office:meta>
</office:document-meta>
</file>